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8e5bd" officeooo:paragraph-rsid="0018e5bd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90fa4" officeooo:paragraph-rsid="00190fa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f12f8" officeooo:paragraph-rsid="001f12f8" style:font-size-asian="14pt" style:font-size-complex="14pt"/>
    </style:style>
    <style:style style:name="T1" style:family="text">
      <style:text-properties officeooo:rsid="001a5ebd"/>
    </style:style>
    <style:style style:name="T2" style:family="text">
      <style:text-properties officeooo:rsid="001ffa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1">Para juntar operação de numero e string coloca parênteses na operação</text:span></text:p>
      <text:p text:style-name="P4">As chaves só são necessarias quando precisar delimitar um numero maior que 1 de instruções de um bloco, ou seja, mais de uma linha de codigo. Se no if só tiver uma linha não vai precisar das chaves. <text:span text:style-name="T2">Inicio e fim do codigo</text:span></text:p>
      <text:p text:style-name="P4"/>
      <text:p text:style-name="P4"/>
      <text:p text:style-name="P1"/>
      <text:p text:style-name="P1"/>
      <text:p text:style-name="P1"/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04:32.553191887</meta:creation-date>
    <dc:date>2022-12-31T12:03:20.384153305</dc:date>
    <meta:editing-duration>PT31M3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" meta:word-count="54" meta:character-count="291" meta:non-whitespace-character-count="238"/>
  </office:meta>
</office:document-meta>
</file>